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cm"/>
    </style:style>
    <style:style style:name="co2" style:family="table-column">
      <style:table-column-properties fo:break-before="auto" style:column-width="11.118cm"/>
    </style:style>
    <style:style style:name="co3" style:family="table-column">
      <style:table-column-properties fo:break-before="auto" style:column-width="10.0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2.217cm"/>
    </style:style>
    <style:style style:name="co9" style:family="table-column">
      <style:table-column-properties fo:break-before="auto" style:column-width="1.635cm"/>
    </style:style>
    <style:style style:name="co10" style:family="table-column">
      <style:table-column-properties fo:break-before="auto" style:column-width="6.805cm"/>
    </style:style>
    <style:style style:name="co11" style:family="table-column">
      <style:table-column-properties fo:break-before="auto" style:column-width="4.401cm"/>
    </style:style>
    <style:style style:name="co12" style:family="table-column">
      <style:table-column-properties fo:break-before="auto" style:column-width="0.945cm"/>
    </style:style>
    <style:style style:name="co13" style:family="table-column">
      <style:table-column-properties fo:break-before="auto" style:column-width="0.78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2.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Phase</text:p>
          </table:table-cell>
          <table:table-cell office:value-type="string">
            <text:p>Junk</text:p>
          </table:table-cell>
          <table:table-cell office:value-type="string">
            <text:p>Fruits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/oai/request?verb=ListRecords&amp;metadataPrefix=oai_dc</text:p>
          </table:table-cell>
          <table:table-cell table:formula="of:=TRIM([.C2])" office:value-type="string" office:string-value="/w1/oai/request?verb=ListRecords&amp;metadataPrefix=oai_dc">
            <text:p>/w1/oai/request?verb=ListRecords&amp;metadataPrefix=oai_dc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LEFT(TRIM([.D3]);LEN(TRIM([.D3])) - 12))" office:value-type="float" office:value="126.519">
            <text:p>126.51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6.519 [ms] (mean)</text:p>
          </table:table-cell>
          <table:table-cell office:value-type="string">
            <text:p>126.51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/oai/request?verb=ListIdentifiers&amp;metadataPrefix=oai_dc</text:p>
          </table:table-cell>
          <table:table-cell table:formula="of:=TRIM([.C4])" office:value-type="string" office:string-value="/w1/oai/request?verb=ListIdentifiers&amp;metadataPrefix=oai_dc">
            <text:p>/w1/oai/request?verb=ListIdentifiers&amp;metadataPrefix=oai_dc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LEFT(TRIM([.D5]);LEN(TRIM([.D5])) - 12))" office:value-type="float" office:value="2.298">
            <text:p>2.29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298 [ms] (mean)</text:p>
          </table:table-cell>
          <table:table-cell office:value-type="string">
            <text:p>2.298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/oai/request?verb=ListSets</text:p>
          </table:table-cell>
          <table:table-cell table:formula="of:=TRIM([.C6])" office:value-type="string" office:string-value="/w1/oai/request?verb=ListSets">
            <text:p>/w1/oai/request?verb=ListSets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LEFT(TRIM([.D7]);LEN(TRIM([.D7])) - 12))" office:value-type="float" office:value="1.173">
            <text:p>1.17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173 [ms] (mean)</text:p>
          </table:table-cell>
          <table:table-cell office:value-type="string">
            <text:p>1.17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2/oai/request?verb=ListRecords&amp;metadataPrefix=oai_dc</text:p>
          </table:table-cell>
          <table:table-cell table:formula="of:=TRIM([.C8])" office:value-type="string" office:string-value="/w2/oai/request?verb=ListRecords&amp;metadataPrefix=oai_dc">
            <text:p>/w2/oai/request?verb=ListRecords&amp;metadataPrefix=oai_dc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LEFT(TRIM([.D9]);LEN(TRIM([.D9])) - 12))" office:value-type="float" office:value="789.162">
            <text:p>789.16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789.162 [ms] (mean)</text:p>
          </table:table-cell>
          <table:table-cell office:value-type="string">
            <text:p>789.162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2/oai/request?verb=ListIdentifiers&amp;metadataPrefix=oai_dc</text:p>
          </table:table-cell>
          <table:table-cell table:formula="of:=TRIM([.C10])" office:value-type="string" office:string-value="/w2/oai/request?verb=ListIdentifiers&amp;metadataPrefix=oai_dc">
            <text:p>/w2/oai/request?verb=ListIdentifiers&amp;metadataPrefix=oai_dc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LEFT(TRIM([.D11]);LEN(TRIM([.D11])) - 12))" office:value-type="float" office:value="23.143">
            <text:p>23.14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3.143 [ms] (mean)</text:p>
          </table:table-cell>
          <table:table-cell office:value-type="string">
            <text:p>23.14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2/oai/request?verb=ListSets</text:p>
          </table:table-cell>
          <table:table-cell table:formula="of:=TRIM([.C12])" office:value-type="string" office:string-value="/w2/oai/request?verb=ListSets">
            <text:p>/w2/oai/request?verb=ListSets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LEFT(TRIM([.D13]);LEN(TRIM([.D13])) - 12))" office:value-type="float" office:value="10.655">
            <text:p>10.65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.655 [ms] (mean)</text:p>
          </table:table-cell>
          <table:table-cell office:value-type="string">
            <text:p>10.65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3/oai/request?verb=ListRecords&amp;metadataPrefix=oai_dc</text:p>
          </table:table-cell>
          <table:table-cell table:formula="of:=TRIM([.C14])" office:value-type="string" office:string-value="/w3/oai/request?verb=ListRecords&amp;metadataPrefix=oai_dc">
            <text:p>/w3/oai/request?verb=ListRecords&amp;metadataPrefix=oai_dc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LEFT(TRIM([.D15]);LEN(TRIM([.D15])) - 12))" office:value-type="float" office:value="915.399">
            <text:p>915.39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915.399 [ms] (mean)</text:p>
          </table:table-cell>
          <table:table-cell office:value-type="string">
            <text:p>915.39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3/oai/request?verb=ListIdentifiers&amp;metadataPrefix=oai_dc</text:p>
          </table:table-cell>
          <table:table-cell table:formula="of:=TRIM([.C16])" office:value-type="string" office:string-value="/w3/oai/request?verb=ListIdentifiers&amp;metadataPrefix=oai_dc">
            <text:p>/w3/oai/request?verb=ListIdentifiers&amp;metadataPrefix=oai_dc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LEFT(TRIM([.D17]);LEN(TRIM([.D17])) - 12))" office:value-type="float" office:value="21.281">
            <text:p>21.28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1.281 [ms] (mean)</text:p>
          </table:table-cell>
          <table:table-cell office:value-type="string">
            <text:p>21.28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3/oai/request?verb=ListSets</text:p>
          </table:table-cell>
          <table:table-cell table:formula="of:=TRIM([.C18])" office:value-type="string" office:string-value="/w3/oai/request?verb=ListSets">
            <text:p>/w3/oai/request?verb=ListSets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LEFT(TRIM([.D19]);LEN(TRIM([.D19])) - 12))" office:value-type="float" office:value="14.083">
            <text:p>14.08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4.083 [ms] (mean)</text:p>
          </table:table-cell>
          <table:table-cell office:value-type="string">
            <text:p>14.08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4/oai/request?verb=ListRecords&amp;metadataPrefix=oai_dc</text:p>
          </table:table-cell>
          <table:table-cell table:formula="of:=TRIM([.C20])" office:value-type="string" office:string-value="/w4/oai/request?verb=ListRecords&amp;metadataPrefix=oai_dc">
            <text:p>/w4/oai/request?verb=ListRecords&amp;metadataPrefix=oai_dc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LEFT(TRIM([.D21]);LEN(TRIM([.D21])) - 12))" office:value-type="float" office:value="1034.241">
            <text:p>1034.24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34.241 [ms] (mean)</text:p>
          </table:table-cell>
          <table:table-cell office:value-type="string">
            <text:p>1034.24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4/oai/request?verb=ListIdentifiers&amp;metadataPrefix=oai_dc</text:p>
          </table:table-cell>
          <table:table-cell table:formula="of:=TRIM([.C22])" office:value-type="string" office:string-value="/w4/oai/request?verb=ListIdentifiers&amp;metadataPrefix=oai_dc">
            <text:p>/w4/oai/request?verb=ListIdentifiers&amp;metadataPrefix=oai_dc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LEFT(TRIM([.D23]);LEN(TRIM([.D23])) - 12))" office:value-type="float" office:value="18.79">
            <text:p>18.7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8.790 [ms] (mean)</text:p>
          </table:table-cell>
          <table:table-cell office:value-type="string">
            <text:p>18.790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4/oai/request?verb=ListSets</text:p>
          </table:table-cell>
          <table:table-cell table:formula="of:=TRIM([.C24])" office:value-type="string" office:string-value="/w4/oai/request?verb=ListSets">
            <text:p>/w4/oai/request?verb=ListSets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LEFT(TRIM([.D25]);LEN(TRIM([.D25])) - 12))" office:value-type="float" office:value="10.465">
            <text:p>10.46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.465 [ms] (mean)</text:p>
          </table:table-cell>
          <table:table-cell office:value-type="string">
            <text:p>10.46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5/oai/request?verb=ListRecords&amp;metadataPrefix=oai_dc</text:p>
          </table:table-cell>
          <table:table-cell table:formula="of:=TRIM([.C26])" office:value-type="string" office:string-value="/w5/oai/request?verb=ListRecords&amp;metadataPrefix=oai_dc">
            <text:p>/w5/oai/request?verb=ListRecords&amp;metadataPrefix=oai_dc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LEFT(TRIM([.D27]);LEN(TRIM([.D27])) - 12))" office:value-type="float" office:value="1127.011">
            <text:p>1127.01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127.011 [ms] (mean)</text:p>
          </table:table-cell>
          <table:table-cell office:value-type="string">
            <text:p>1127.01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5/oai/request?verb=ListIdentifiers&amp;metadataPrefix=oai_dc</text:p>
          </table:table-cell>
          <table:table-cell table:formula="of:=TRIM([.C28])" office:value-type="string" office:string-value="/w5/oai/request?verb=ListIdentifiers&amp;metadataPrefix=oai_dc">
            <text:p>/w5/oai/request?verb=ListIdentifiers&amp;metadataPrefix=oai_dc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LEFT(TRIM([.D29]);LEN(TRIM([.D29])) - 12))" office:value-type="float" office:value="18.197">
            <text:p>18.19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8.197 [ms] (mean)</text:p>
          </table:table-cell>
          <table:table-cell office:value-type="string">
            <text:p>18.197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5/oai/request?verb=ListSets</text:p>
          </table:table-cell>
          <table:table-cell table:formula="of:=TRIM([.C30])" office:value-type="string" office:string-value="/w5/oai/request?verb=ListSets">
            <text:p>/w5/oai/request?verb=ListSets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LEFT(TRIM([.D31]);LEN(TRIM([.D31])) - 12))" office:value-type="float" office:value="11.632">
            <text:p>11.63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1.632 [ms] (mean)</text:p>
          </table:table-cell>
          <table:table-cell office:value-type="string">
            <text:p>11.632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6/oai/request?verb=ListRecords&amp;metadataPrefix=oai_dc</text:p>
          </table:table-cell>
          <table:table-cell table:formula="of:=TRIM([.C32])" office:value-type="string" office:string-value="/w6/oai/request?verb=ListRecords&amp;metadataPrefix=oai_dc">
            <text:p>/w6/oai/request?verb=ListRecords&amp;metadataPrefix=oai_dc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LEFT(TRIM([.D33]);LEN(TRIM([.D33])) - 12))" office:value-type="float" office:value="1172.476">
            <text:p>1172.476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172.476 [ms] (mean)</text:p>
          </table:table-cell>
          <table:table-cell office:value-type="string">
            <text:p>1172.476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6/oai/request?verb=ListIdentifiers&amp;metadataPrefix=oai_dc</text:p>
          </table:table-cell>
          <table:table-cell table:formula="of:=TRIM([.C34])" office:value-type="string" office:string-value="/w6/oai/request?verb=ListIdentifiers&amp;metadataPrefix=oai_dc">
            <text:p>/w6/oai/request?verb=ListIdentifiers&amp;metadataPrefix=oai_dc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LEFT(TRIM([.D35]);LEN(TRIM([.D35])) - 12))" office:value-type="float" office:value="24.864">
            <text:p>24.86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4.864 [ms] (mean)</text:p>
          </table:table-cell>
          <table:table-cell office:value-type="string">
            <text:p>24.86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6/oai/request?verb=ListSets</text:p>
          </table:table-cell>
          <table:table-cell table:formula="of:=TRIM([.C36])" office:value-type="string" office:string-value="/w6/oai/request?verb=ListSets">
            <text:p>/w6/oai/request?verb=ListSets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LEFT(TRIM([.D37]);LEN(TRIM([.D37])) - 12))" office:value-type="float" office:value="15.539">
            <text:p>15.53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5.539 [ms] (mean)</text:p>
          </table:table-cell>
          <table:table-cell office:value-type="string">
            <text:p>15.53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7/oai/request?verb=ListRecords&amp;metadataPrefix=oai_dc</text:p>
          </table:table-cell>
          <table:table-cell table:formula="of:=TRIM([.C38])" office:value-type="string" office:string-value="/w7/oai/request?verb=ListRecords&amp;metadataPrefix=oai_dc">
            <text:p>/w7/oai/request?verb=ListRecords&amp;metadataPrefix=oai_dc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LEFT(TRIM([.D39]);LEN(TRIM([.D39])) - 12))" office:value-type="float" office:value="1072.393">
            <text:p>1072.39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072.393 [ms] (mean)</text:p>
          </table:table-cell>
          <table:table-cell office:value-type="string">
            <text:p>1072.393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7/oai/request?verb=ListIdentifiers&amp;metadataPrefix=oai_dc</text:p>
          </table:table-cell>
          <table:table-cell table:formula="of:=TRIM([.C40])" office:value-type="string" office:string-value="/w7/oai/request?verb=ListIdentifiers&amp;metadataPrefix=oai_dc">
            <text:p>/w7/oai/request?verb=ListIdentifiers&amp;metadataPrefix=oai_dc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LEFT(TRIM([.D41]);LEN(TRIM([.D41])) - 12))" office:value-type="float" office:value="18.934">
            <text:p>18.93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8.934 [ms] (mean)</text:p>
          </table:table-cell>
          <table:table-cell office:value-type="string">
            <text:p>18.93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7/oai/request?verb=ListSets</text:p>
          </table:table-cell>
          <table:table-cell table:formula="of:=TRIM([.C42])" office:value-type="string" office:string-value="/w7/oai/request?verb=ListSets">
            <text:p>/w7/oai/request?verb=ListSets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LEFT(TRIM([.D43]);LEN(TRIM([.D43])) - 12))" office:value-type="float" office:value="19.377">
            <text:p>19.37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9.377 [ms] (mean)</text:p>
          </table:table-cell>
          <table:table-cell office:value-type="string">
            <text:p>19.377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8/oai/request?verb=ListRecords&amp;metadataPrefix=oai_dc</text:p>
          </table:table-cell>
          <table:table-cell table:formula="of:=TRIM([.C44])" office:value-type="string" office:string-value="/w8/oai/request?verb=ListRecords&amp;metadataPrefix=oai_dc">
            <text:p>/w8/oai/request?verb=ListRecords&amp;metadataPrefix=oai_dc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LEFT(TRIM([.D45]);LEN(TRIM([.D45])) - 12))" office:value-type="float" office:value="871.685">
            <text:p>871.68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871.685 [ms] (mean)</text:p>
          </table:table-cell>
          <table:table-cell office:value-type="string">
            <text:p>871.68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8/oai/request?verb=ListIdentifiers&amp;metadataPrefix=oai_dc</text:p>
          </table:table-cell>
          <table:table-cell table:formula="of:=TRIM([.C46])" office:value-type="string" office:string-value="/w8/oai/request?verb=ListIdentifiers&amp;metadataPrefix=oai_dc">
            <text:p>/w8/oai/request?verb=ListIdentifiers&amp;metadataPrefix=oai_dc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LEFT(TRIM([.D47]);LEN(TRIM([.D47])) - 12))" office:value-type="float" office:value="16.139">
            <text:p>16.13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6.139 [ms] (mean)</text:p>
          </table:table-cell>
          <table:table-cell office:value-type="string">
            <text:p>16.13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8/oai/request?verb=ListSets</text:p>
          </table:table-cell>
          <table:table-cell table:formula="of:=TRIM([.C48])" office:value-type="string" office:string-value="/w8/oai/request?verb=ListSets">
            <text:p>/w8/oai/request?verb=ListSets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LEFT(TRIM([.D49]);LEN(TRIM([.D49])) - 12))" office:value-type="float" office:value="29.945">
            <text:p>29.94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9.945 [ms] (mean)</text:p>
          </table:table-cell>
          <table:table-cell office:value-type="string">
            <text:p>29.94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9/oai/request?verb=ListRecords&amp;metadataPrefix=oai_dc</text:p>
          </table:table-cell>
          <table:table-cell table:formula="of:=TRIM([.C50])" office:value-type="string" office:string-value="/w9/oai/request?verb=ListRecords&amp;metadataPrefix=oai_dc">
            <text:p>/w9/oai/request?verb=ListRecords&amp;metadataPrefix=oai_dc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LEFT(TRIM([.D51]);LEN(TRIM([.D51])) - 12))" office:value-type="float" office:value="914.228">
            <text:p>914.22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914.228 [ms] (mean)</text:p>
          </table:table-cell>
          <table:table-cell office:value-type="string">
            <text:p>914.228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9/oai/request?verb=ListIdentifiers&amp;metadataPrefix=oai_dc</text:p>
          </table:table-cell>
          <table:table-cell table:formula="of:=TRIM([.C52])" office:value-type="string" office:string-value="/w9/oai/request?verb=ListIdentifiers&amp;metadataPrefix=oai_dc">
            <text:p>/w9/oai/request?verb=ListIdentifiers&amp;metadataPrefix=oai_dc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LEFT(TRIM([.D53]);LEN(TRIM([.D53])) - 12))" office:value-type="float" office:value="22.855">
            <text:p>22.85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2.855 [ms] (mean)</text:p>
          </table:table-cell>
          <table:table-cell office:value-type="string">
            <text:p>22.85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9/oai/request?verb=ListSets</text:p>
          </table:table-cell>
          <table:table-cell table:formula="of:=TRIM([.C54])" office:value-type="string" office:string-value="/w9/oai/request?verb=ListSets">
            <text:p>/w9/oai/request?verb=ListSets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LEFT(TRIM([.D55]);LEN(TRIM([.D55])) - 12))" office:value-type="float" office:value="31.055">
            <text:p>31.05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31.055 [ms] (mean)</text:p>
          </table:table-cell>
          <table:table-cell office:value-type="string">
            <text:p>31.055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0/oai/request?verb=ListRecords&amp;metadataPrefix=oai_dc</text:p>
          </table:table-cell>
          <table:table-cell table:formula="of:=TRIM([.C56])" office:value-type="string" office:string-value="/w10/oai/request?verb=ListRecords&amp;metadataPrefix=oai_dc">
            <text:p>/w10/oai/request?verb=ListRecords&amp;metadataPrefix=oai_dc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LEFT(TRIM([.D57]);LEN(TRIM([.D57])) - 12))" office:value-type="float" office:value="993.831">
            <text:p>993.83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993.831 [ms] (mean)</text:p>
          </table:table-cell>
          <table:table-cell office:value-type="string">
            <text:p>993.831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0/oai/request?verb=ListIdentifiers&amp;metadataPrefix=oai_dc</text:p>
          </table:table-cell>
          <table:table-cell table:formula="of:=TRIM([.C58])" office:value-type="string" office:string-value="/w10/oai/request?verb=ListIdentifiers&amp;metadataPrefix=oai_dc">
            <text:p>/w10/oai/request?verb=ListIdentifiers&amp;metadataPrefix=oai_dc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LEFT(TRIM([.D59]);LEN(TRIM([.D59])) - 12))" office:value-type="float" office:value="19.492">
            <text:p>19.49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9.492 [ms] (mean)</text:p>
          </table:table-cell>
          <table:table-cell office:value-type="string">
            <text:p>19.492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0/oai/request?verb=ListSets</text:p>
          </table:table-cell>
          <table:table-cell table:formula="of:=TRIM([.C60])" office:value-type="string" office:string-value="/w10/oai/request?verb=ListSets">
            <text:p>/w10/oai/request?verb=ListSets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LEFT(TRIM([.D61]);LEN(TRIM([.D61])) - 12))" office:value-type="float" office:value="29.117">
            <text:p>29.11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9.117 [ms] (mean)</text:p>
          </table:table-cell>
          <table:table-cell office:value-type="string">
            <text:p>29.117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1/oai/request?verb=ListRecords&amp;metadataPrefix=oai_dc</text:p>
          </table:table-cell>
          <table:table-cell table:formula="of:=TRIM([.C62])" office:value-type="string" office:string-value="/w11/oai/request?verb=ListRecords&amp;metadataPrefix=oai_dc">
            <text:p>/w11/oai/request?verb=ListRecords&amp;metadataPrefix=oai_dc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LEFT(TRIM([.D63]);LEN(TRIM([.D63])) - 12))" office:value-type="float" office:value="1388.024">
            <text:p>1388.02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388.024 [ms] (mean)</text:p>
          </table:table-cell>
          <table:table-cell office:value-type="string">
            <text:p>1388.02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1/oai/request?verb=ListIdentifiers&amp;metadataPrefix=oai_dc</text:p>
          </table:table-cell>
          <table:table-cell table:formula="of:=TRIM([.C64])" office:value-type="string" office:string-value="/w11/oai/request?verb=ListIdentifiers&amp;metadataPrefix=oai_dc">
            <text:p>/w11/oai/request?verb=ListIdentifiers&amp;metadataPrefix=oai_dc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LEFT(TRIM([.D65]);LEN(TRIM([.D65])) - 12))" office:value-type="float" office:value="23.75">
            <text:p>23.7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3.750 [ms] (mean)</text:p>
          </table:table-cell>
          <table:table-cell office:value-type="string">
            <text:p>23.750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1/oai/request?verb=ListSets</text:p>
          </table:table-cell>
          <table:table-cell table:formula="of:=TRIM([.C66])" office:value-type="string" office:string-value="/w11/oai/request?verb=ListSets">
            <text:p>/w11/oai/request?verb=ListSets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LEFT(TRIM([.D67]);LEN(TRIM([.D67])) - 12))" office:value-type="float" office:value="21.934">
            <text:p>21.93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1.934 [ms] (mean)</text:p>
          </table:table-cell>
          <table:table-cell office:value-type="string">
            <text:p>21.934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2/oai/request?verb=ListRecords&amp;metadataPrefix=oai_dc</text:p>
          </table:table-cell>
          <table:table-cell table:formula="of:=TRIM([.C68])" office:value-type="string" office:string-value="/w12/oai/request?verb=ListRecords&amp;metadataPrefix=oai_dc">
            <text:p>/w12/oai/request?verb=ListRecords&amp;metadataPrefix=oai_dc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LEFT(TRIM([.D69]);LEN(TRIM([.D69])) - 12))" office:value-type="float" office:value="1222.289">
            <text:p>1222.28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22.289 [ms] (mean)</text:p>
          </table:table-cell>
          <table:table-cell office:value-type="string">
            <text:p>1222.289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2/oai/request?verb=ListIdentifiers&amp;metadataPrefix=oai_dc</text:p>
          </table:table-cell>
          <table:table-cell table:formula="of:=TRIM([.C70])" office:value-type="string" office:string-value="/w12/oai/request?verb=ListIdentifiers&amp;metadataPrefix=oai_dc">
            <text:p>/w12/oai/request?verb=ListIdentifiers&amp;metadataPrefix=oai_dc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LEFT(TRIM([.D71]);LEN(TRIM([.D71])) - 12))" office:value-type="float" office:value="19.84">
            <text:p>19.8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9.840 [ms] (mean)</text:p>
          </table:table-cell>
          <table:table-cell office:value-type="string">
            <text:p>19.840 [ms] (mea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/w12/oai/request?verb=ListSets</text:p>
          </table:table-cell>
          <table:table-cell table:formula="of:=TRIM([.C72])" office:value-type="string" office:string-value="/w12/oai/request?verb=ListSets">
            <text:p>/w12/oai/request?verb=ListSets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LEFT(TRIM([.D73]);LEN(TRIM([.D73])) - 12))" office:value-type="float" office:value="40.815">
            <text:p>40.81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40.815 [ms] (mean)</text:p>
          </table:table-cell>
          <table:table-cell office:value-type="string">
            <text:p>40.815 [ms] (mean)</text:p>
          </table:table-cell>
          <table:table-cell table:number-columns-repeated="3"/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fined A" table:style-name="ta1">
        <table:table-column table:style-name="co4" table:number-columns-repeated="3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26.519">
            <text:p>126.51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2.298">
            <text:p>2.29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.173">
            <text:p>1.17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789.162">
            <text:p>789.16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3.143">
            <text:p>23.14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10.655">
            <text:p>10.65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915.399">
            <text:p>915.39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21.281">
            <text:p>21.28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14.083">
            <text:p>14.08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1034.241">
            <text:p>1034.24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18.79">
            <text:p>18.7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10.465">
            <text:p>10.46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1127.011">
            <text:p>1127.01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18.197">
            <text:p>18.19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11.632">
            <text:p>11.63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1172.476">
            <text:p>1172.476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24.864">
            <text:p>24.86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15.539">
            <text:p>15.53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1072.393">
            <text:p>1072.39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18.934">
            <text:p>18.93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19.377">
            <text:p>19.37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71.685">
            <text:p>871.68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16.139">
            <text:p>16.13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29.945">
            <text:p>29.94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14.228">
            <text:p>914.22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22.855">
            <text:p>22.85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31.055">
            <text:p>31.05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993.831">
            <text:p>993.83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9.492">
            <text:p>19.49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29.117">
            <text:p>29.11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388.024">
            <text:p>1388.02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23.75">
            <text:p>23.7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21.934">
            <text:p>21.93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22.289">
            <text:p>1222.28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9.84">
            <text:p>19.8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40.815">
            <text:p>40.815</text:p>
          </table:table-cell>
        </table:table-row>
      </table:table>
      <table:table table:name="Refined B" table:style-name="ta1">
        <table:table-column table:style-name="co4" table:number-columns-repeated="4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ay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2]; [Lookup.$A$1:.$B$16]; 2; 0)" office:value-type="float" office:value="100">
            <text:p>100</text:p>
          </table:table-cell>
          <table:table-cell office:value-type="string">
            <text:p>ListRecords</text:p>
          </table:table-cell>
          <table:table-cell office:value-type="float" office:value="126.519">
            <text:p>126.519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3]; [Lookup.$A$1:.$B$16]; 2; 0)" office:value-type="float" office:value="100">
            <text:p>100</text:p>
          </table:table-cell>
          <table:table-cell office:value-type="string">
            <text:p>ListIdentifiers</text:p>
          </table:table-cell>
          <table:table-cell office:value-type="float" office:value="2.298">
            <text:p>2.298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4]; [Lookup.$A$1:.$B$16]; 2; 0)" office:value-type="float" office:value="100">
            <text:p>100</text:p>
          </table:table-cell>
          <table:table-cell office:value-type="string">
            <text:p>ListSets</text:p>
          </table:table-cell>
          <table:table-cell office:value-type="float" office:value="1.173">
            <text:p>1.173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5]; [Lookup.$A$1:.$B$16]; 2; 0)" office:value-type="float" office:value="200">
            <text:p>200</text:p>
          </table:table-cell>
          <table:table-cell office:value-type="string">
            <text:p>ListRecords</text:p>
          </table:table-cell>
          <table:table-cell office:value-type="float" office:value="789.162">
            <text:p>789.162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6]; [Lookup.$A$1:.$B$16]; 2; 0)" office:value-type="float" office:value="200">
            <text:p>200</text:p>
          </table:table-cell>
          <table:table-cell office:value-type="string">
            <text:p>ListIdentifiers</text:p>
          </table:table-cell>
          <table:table-cell office:value-type="float" office:value="23.143">
            <text:p>23.143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7]; [Lookup.$A$1:.$B$16]; 2; 0)" office:value-type="float" office:value="200">
            <text:p>200</text:p>
          </table:table-cell>
          <table:table-cell office:value-type="string">
            <text:p>ListSets</text:p>
          </table:table-cell>
          <table:table-cell office:value-type="float" office:value="10.655">
            <text:p>10.655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8]; [Lookup.$A$1:.$B$16]; 2; 0)" office:value-type="float" office:value="400">
            <text:p>400</text:p>
          </table:table-cell>
          <table:table-cell office:value-type="string">
            <text:p>ListRecords</text:p>
          </table:table-cell>
          <table:table-cell office:value-type="float" office:value="915.399">
            <text:p>915.399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9]; [Lookup.$A$1:.$B$16]; 2; 0)" office:value-type="float" office:value="400">
            <text:p>400</text:p>
          </table:table-cell>
          <table:table-cell office:value-type="string">
            <text:p>ListIdentifiers</text:p>
          </table:table-cell>
          <table:table-cell office:value-type="float" office:value="21.281">
            <text:p>21.281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10]; [Lookup.$A$1:.$B$16]; 2; 0)" office:value-type="float" office:value="400">
            <text:p>400</text:p>
          </table:table-cell>
          <table:table-cell office:value-type="string">
            <text:p>ListSets</text:p>
          </table:table-cell>
          <table:table-cell office:value-type="float" office:value="14.083">
            <text:p>14.083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1]; [Lookup.$A$1:.$B$16]; 2; 0)" office:value-type="float" office:value="800">
            <text:p>800</text:p>
          </table:table-cell>
          <table:table-cell office:value-type="string">
            <text:p>ListRecords</text:p>
          </table:table-cell>
          <table:table-cell office:value-type="float" office:value="1034.241">
            <text:p>1034.241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2]; [Lookup.$A$1:.$B$16]; 2; 0)" office:value-type="float" office:value="800">
            <text:p>800</text:p>
          </table:table-cell>
          <table:table-cell office:value-type="string">
            <text:p>ListIdentifiers</text:p>
          </table:table-cell>
          <table:table-cell office:value-type="float" office:value="18.79">
            <text:p>18.79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3]; [Lookup.$A$1:.$B$16]; 2; 0)" office:value-type="float" office:value="800">
            <text:p>800</text:p>
          </table:table-cell>
          <table:table-cell office:value-type="string">
            <text:p>ListSets</text:p>
          </table:table-cell>
          <table:table-cell office:value-type="float" office:value="10.465">
            <text:p>10.465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4]; [Lookup.$A$1:.$B$16]; 2; 0)" office:value-type="float" office:value="1600">
            <text:p>1600</text:p>
          </table:table-cell>
          <table:table-cell office:value-type="string">
            <text:p>ListRecords</text:p>
          </table:table-cell>
          <table:table-cell office:value-type="float" office:value="1127.011">
            <text:p>1127.011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5]; [Lookup.$A$1:.$B$16]; 2; 0)" office:value-type="float" office:value="1600">
            <text:p>1600</text:p>
          </table:table-cell>
          <table:table-cell office:value-type="string">
            <text:p>ListIdentifiers</text:p>
          </table:table-cell>
          <table:table-cell office:value-type="float" office:value="18.197">
            <text:p>18.197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6]; [Lookup.$A$1:.$B$16]; 2; 0)" office:value-type="float" office:value="1600">
            <text:p>1600</text:p>
          </table:table-cell>
          <table:table-cell office:value-type="string">
            <text:p>ListSets</text:p>
          </table:table-cell>
          <table:table-cell office:value-type="float" office:value="11.632">
            <text:p>11.632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7]; [Lookup.$A$1:.$B$16]; 2; 0)" office:value-type="float" office:value="3200">
            <text:p>3200</text:p>
          </table:table-cell>
          <table:table-cell office:value-type="string">
            <text:p>ListRecords</text:p>
          </table:table-cell>
          <table:table-cell office:value-type="float" office:value="1172.476">
            <text:p>1172.476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8]; [Lookup.$A$1:.$B$16]; 2; 0)" office:value-type="float" office:value="3200">
            <text:p>3200</text:p>
          </table:table-cell>
          <table:table-cell office:value-type="string">
            <text:p>ListIdentifiers</text:p>
          </table:table-cell>
          <table:table-cell office:value-type="float" office:value="24.864">
            <text:p>24.864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9]; [Lookup.$A$1:.$B$16]; 2; 0)" office:value-type="float" office:value="3200">
            <text:p>3200</text:p>
          </table:table-cell>
          <table:table-cell office:value-type="string">
            <text:p>ListSets</text:p>
          </table:table-cell>
          <table:table-cell office:value-type="float" office:value="15.539">
            <text:p>15.539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0]; [Lookup.$A$1:.$B$16]; 2; 0)" office:value-type="float" office:value="6400">
            <text:p>6400</text:p>
          </table:table-cell>
          <table:table-cell office:value-type="string">
            <text:p>ListRecords</text:p>
          </table:table-cell>
          <table:table-cell office:value-type="float" office:value="1072.393">
            <text:p>1072.393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1]; [Lookup.$A$1:.$B$16]; 2; 0)" office:value-type="float" office:value="6400">
            <text:p>6400</text:p>
          </table:table-cell>
          <table:table-cell office:value-type="string">
            <text:p>ListIdentifiers</text:p>
          </table:table-cell>
          <table:table-cell office:value-type="float" office:value="18.934">
            <text:p>18.934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2]; [Lookup.$A$1:.$B$16]; 2; 0)" office:value-type="float" office:value="6400">
            <text:p>6400</text:p>
          </table:table-cell>
          <table:table-cell office:value-type="string">
            <text:p>ListSets</text:p>
          </table:table-cell>
          <table:table-cell office:value-type="float" office:value="19.377">
            <text:p>19.377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3]; [Lookup.$A$1:.$B$16]; 2; 0)" office:value-type="float" office:value="12800">
            <text:p>12800</text:p>
          </table:table-cell>
          <table:table-cell office:value-type="string">
            <text:p>ListRecords</text:p>
          </table:table-cell>
          <table:table-cell office:value-type="float" office:value="871.685">
            <text:p>871.685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4]; [Lookup.$A$1:.$B$16]; 2; 0)" office:value-type="float" office:value="12800">
            <text:p>12800</text:p>
          </table:table-cell>
          <table:table-cell office:value-type="string">
            <text:p>ListIdentifiers</text:p>
          </table:table-cell>
          <table:table-cell office:value-type="float" office:value="16.139">
            <text:p>16.139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5]; [Lookup.$A$1:.$B$16]; 2; 0)" office:value-type="float" office:value="12800">
            <text:p>12800</text:p>
          </table:table-cell>
          <table:table-cell office:value-type="string">
            <text:p>ListSets</text:p>
          </table:table-cell>
          <table:table-cell office:value-type="float" office:value="29.945">
            <text:p>29.945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6]; [Lookup.$A$1:.$B$16]; 2; 0)" office:value-type="float" office:value="25600">
            <text:p>25600</text:p>
          </table:table-cell>
          <table:table-cell office:value-type="string">
            <text:p>ListRecords</text:p>
          </table:table-cell>
          <table:table-cell office:value-type="float" office:value="914.228">
            <text:p>914.228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7]; [Lookup.$A$1:.$B$16]; 2; 0)" office:value-type="float" office:value="25600">
            <text:p>25600</text:p>
          </table:table-cell>
          <table:table-cell office:value-type="string">
            <text:p>ListIdentifiers</text:p>
          </table:table-cell>
          <table:table-cell office:value-type="float" office:value="22.855">
            <text:p>22.855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8]; [Lookup.$A$1:.$B$16]; 2; 0)" office:value-type="float" office:value="25600">
            <text:p>25600</text:p>
          </table:table-cell>
          <table:table-cell office:value-type="string">
            <text:p>ListSets</text:p>
          </table:table-cell>
          <table:table-cell office:value-type="float" office:value="31.055">
            <text:p>31.055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29]; [Lookup.$A$1:.$B$16]; 2; 0)" office:value-type="float" office:value="51200">
            <text:p>51200</text:p>
          </table:table-cell>
          <table:table-cell office:value-type="string">
            <text:p>ListRecords</text:p>
          </table:table-cell>
          <table:table-cell office:value-type="float" office:value="993.831">
            <text:p>993.831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30]; [Lookup.$A$1:.$B$16]; 2; 0)" office:value-type="float" office:value="51200">
            <text:p>51200</text:p>
          </table:table-cell>
          <table:table-cell office:value-type="string">
            <text:p>ListIdentifiers</text:p>
          </table:table-cell>
          <table:table-cell office:value-type="float" office:value="19.492">
            <text:p>19.492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31]; [Lookup.$A$1:.$B$16]; 2; 0)" office:value-type="float" office:value="51200">
            <text:p>51200</text:p>
          </table:table-cell>
          <table:table-cell office:value-type="string">
            <text:p>ListSets</text:p>
          </table:table-cell>
          <table:table-cell office:value-type="float" office:value="29.117">
            <text:p>29.117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2]; [Lookup.$A$1:.$B$16]; 2; 0)" office:value-type="float" office:value="102400">
            <text:p>102400</text:p>
          </table:table-cell>
          <table:table-cell office:value-type="string">
            <text:p>ListRecords</text:p>
          </table:table-cell>
          <table:table-cell office:value-type="float" office:value="1388.024">
            <text:p>1388.024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3]; [Lookup.$A$1:.$B$16]; 2; 0)" office:value-type="float" office:value="102400">
            <text:p>102400</text:p>
          </table:table-cell>
          <table:table-cell office:value-type="string">
            <text:p>ListIdentifiers</text:p>
          </table:table-cell>
          <table:table-cell office:value-type="float" office:value="23.75">
            <text:p>23.75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4]; [Lookup.$A$1:.$B$16]; 2; 0)" office:value-type="float" office:value="102400">
            <text:p>102400</text:p>
          </table:table-cell>
          <table:table-cell office:value-type="string">
            <text:p>ListSets</text:p>
          </table:table-cell>
          <table:table-cell office:value-type="float" office:value="21.934">
            <text:p>21.934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5]; [Lookup.$A$1:.$B$16]; 2; 0)" office:value-type="float" office:value="204800">
            <text:p>204800</text:p>
          </table:table-cell>
          <table:table-cell office:value-type="string">
            <text:p>ListRecords</text:p>
          </table:table-cell>
          <table:table-cell office:value-type="float" office:value="1222.289">
            <text:p>1222.289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6]; [Lookup.$A$1:.$B$16]; 2; 0)" office:value-type="float" office:value="204800">
            <text:p>204800</text:p>
          </table:table-cell>
          <table:table-cell office:value-type="string">
            <text:p>ListIdentifiers</text:p>
          </table:table-cell>
          <table:table-cell office:value-type="float" office:value="19.84">
            <text:p>19.84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7]; [Lookup.$A$1:.$B$16]; 2; 0)" office:value-type="float" office:value="204800">
            <text:p>204800</text:p>
          </table:table-cell>
          <table:table-cell office:value-type="string">
            <text:p>ListSets</text:p>
          </table:table-cell>
          <table:table-cell office:value-type="float" office:value="40.815">
            <text:p>40.815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ivot Table_Refined B_1" table:style-name="ta1">
        <table:table-column table:style-name="co4" table:default-cell-style-name="ce4"/>
        <table:table-column table:style-name="co4" table:default-cell-style-name="ce9"/>
        <table:table-column table:style-name="co4" table:default-cell-style-name="Pivot_20_Table_20_Value"/>
        <table:table-column table:style-name="co4" table:default-cell-style-name="ce18"/>
        <table:table-row table:style-name="ro3" table:number-rows-repeated="2">
          <table:table-cell table:style-name="Default" table:number-columns-repeated="4"/>
        </table:table-row>
        <table:table-row table:style-name="ro3">
          <table:table-cell table:style-name="ce1" office:value-type="string">
            <text:p>Sum - Time(ms)</text:p>
          </table:table-cell>
          <table:table-cell table:style-name="ce6" office:value-type="string">
            <text:p>Verb</text:p>
          </table:table-cell>
          <table:table-cell table:style-name="ce11"/>
          <table:table-cell table:style-name="ce15"/>
        </table:table-row>
        <table:table-row table:style-name="ro3">
          <table:table-cell table:style-name="ce2" office:value-type="string">
            <text:p>Payload</text:p>
          </table:table-cell>
          <table:table-cell table:style-name="ce7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8" office:value-type="float" office:value="2.298">
            <text:p>2.298</text:p>
          </table:table-cell>
          <table:table-cell table:style-name="ce13" office:value-type="float" office:value="126.519">
            <text:p>126.519</text:p>
          </table:table-cell>
          <table:table-cell table:style-name="ce17" office:value-type="float" office:value="1.173">
            <text:p>1.173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23.143">
            <text:p>23.143</text:p>
          </table:table-cell>
          <table:table-cell office:value-type="float" office:value="789.162">
            <text:p>789.162</text:p>
          </table:table-cell>
          <table:table-cell office:value-type="float" office:value="10.655">
            <text:p>10.655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21.281">
            <text:p>21.281</text:p>
          </table:table-cell>
          <table:table-cell office:value-type="float" office:value="915.399">
            <text:p>915.399</text:p>
          </table:table-cell>
          <table:table-cell office:value-type="float" office:value="14.083">
            <text:p>14.083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18.79">
            <text:p>18.79</text:p>
          </table:table-cell>
          <table:table-cell office:value-type="float" office:value="1034.241">
            <text:p>1034.241</text:p>
          </table:table-cell>
          <table:table-cell office:value-type="float" office:value="10.465">
            <text:p>10.465</text:p>
          </table:table-cell>
        </table:table-row>
        <table:table-row table:style-name="ro3">
          <table:table-cell office:value-type="float" office:value="1600">
            <text:p>1600</text:p>
          </table:table-cell>
          <table:table-cell office:value-type="float" office:value="18.197">
            <text:p>18.197</text:p>
          </table:table-cell>
          <table:table-cell office:value-type="float" office:value="1127.011">
            <text:p>1127.011</text:p>
          </table:table-cell>
          <table:table-cell office:value-type="float" office:value="11.632">
            <text:p>11.632</text:p>
          </table:table-cell>
        </table:table-row>
        <table:table-row table:style-name="ro3">
          <table:table-cell office:value-type="float" office:value="3200">
            <text:p>3200</text:p>
          </table:table-cell>
          <table:table-cell office:value-type="float" office:value="24.864">
            <text:p>24.864</text:p>
          </table:table-cell>
          <table:table-cell office:value-type="float" office:value="1172.476">
            <text:p>1172.476</text:p>
          </table:table-cell>
          <table:table-cell office:value-type="float" office:value="15.539">
            <text:p>15.539</text:p>
          </table:table-cell>
        </table:table-row>
        <table:table-row table:style-name="ro3">
          <table:table-cell office:value-type="float" office:value="6400">
            <text:p>6400</text:p>
          </table:table-cell>
          <table:table-cell office:value-type="float" office:value="18.934">
            <text:p>18.934</text:p>
          </table:table-cell>
          <table:table-cell office:value-type="float" office:value="1072.393">
            <text:p>1072.393</text:p>
          </table:table-cell>
          <table:table-cell office:value-type="float" office:value="19.377">
            <text:p>19.377</text:p>
          </table:table-cell>
        </table:table-row>
        <table:table-row table:style-name="ro3">
          <table:table-cell office:value-type="float" office:value="12800">
            <text:p>12800</text:p>
          </table:table-cell>
          <table:table-cell office:value-type="float" office:value="16.139">
            <text:p>16.139</text:p>
          </table:table-cell>
          <table:table-cell office:value-type="float" office:value="871.685">
            <text:p>871.685</text:p>
          </table:table-cell>
          <table:table-cell office:value-type="float" office:value="29.945">
            <text:p>29.945</text:p>
          </table:table-cell>
        </table:table-row>
        <table:table-row table:style-name="ro3">
          <table:table-cell office:value-type="float" office:value="25600">
            <text:p>25600</text:p>
          </table:table-cell>
          <table:table-cell office:value-type="float" office:value="22.855">
            <text:p>22.855</text:p>
          </table:table-cell>
          <table:table-cell office:value-type="float" office:value="914.228">
            <text:p>914.228</text:p>
          </table:table-cell>
          <table:table-cell office:value-type="float" office:value="31.055">
            <text:p>31.055</text:p>
          </table:table-cell>
        </table:table-row>
        <table:table-row table:style-name="ro3">
          <table:table-cell office:value-type="float" office:value="51200">
            <text:p>51200</text:p>
          </table:table-cell>
          <table:table-cell office:value-type="float" office:value="19.492">
            <text:p>19.492</text:p>
          </table:table-cell>
          <table:table-cell office:value-type="float" office:value="993.831">
            <text:p>993.831</text:p>
          </table:table-cell>
          <table:table-cell office:value-type="float" office:value="29.117">
            <text:p>29.117</text:p>
          </table:table-cell>
        </table:table-row>
        <table:table-row table:style-name="ro3">
          <table:table-cell office:value-type="float" office:value="102400">
            <text:p>102400</text:p>
          </table:table-cell>
          <table:table-cell office:value-type="float" office:value="23.75">
            <text:p>23.75</text:p>
          </table:table-cell>
          <table:table-cell office:value-type="float" office:value="1388.024">
            <text:p>1388.024</text:p>
          </table:table-cell>
          <table:table-cell office:value-type="float" office:value="21.934">
            <text:p>21.934</text:p>
          </table:table-cell>
        </table:table-row>
        <table:table-row table:style-name="ro3">
          <table:table-cell table:style-name="ce5" office:value-type="float" office:value="204800">
            <text:p>204800</text:p>
          </table:table-cell>
          <table:table-cell table:style-name="ce10" office:value-type="float" office:value="19.84">
            <text:p>19.84</text:p>
          </table:table-cell>
          <table:table-cell table:style-name="ce14" office:value-type="float" office:value="1222.289">
            <text:p>1222.289</text:p>
          </table:table-cell>
          <table:table-cell table:style-name="ce19" office:value-type="float" office:value="40.815">
            <text:p>40.815</text:p>
          </table:table-cell>
        </table:table-row>
      </table:table>
      <table:table table:name="Lookup" table:style-name="ta1">
        <table:table-column table:style-name="co4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ay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</table:table-row>
      </table:table>
      <table:table table:name="Comparison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Source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Space</text:p>
          </table:table-cell>
          <table:table-cell table:style-name="ce8" office:value-type="float" office:value="2.379">
            <text:p>2.379</text:p>
          </table:table-cell>
          <table:table-cell table:style-name="ce13" office:value-type="float" office:value="126.665">
            <text:p>126.665</text:p>
          </table:table-cell>
          <table:table-cell table:style-name="ce17" office:value-type="float" office:value="1.158">
            <text:p>1.15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Space</text:p>
          </table:table-cell>
          <table:table-cell table:style-name="ce9" office:value-type="float" office:value="1.297">
            <text:p>1.297</text:p>
          </table:table-cell>
          <table:table-cell table:style-name="Pivot_20_Table_20_Value" office:value-type="float" office:value="125.501">
            <text:p>125.501</text:p>
          </table:table-cell>
          <table:table-cell table:style-name="ce18" office:value-type="float" office:value="2.796">
            <text:p>2.79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Space</text:p>
          </table:table-cell>
          <table:table-cell table:style-name="ce9" office:value-type="float" office:value="2.302">
            <text:p>2.302</text:p>
          </table:table-cell>
          <table:table-cell table:style-name="Pivot_20_Table_20_Value" office:value-type="float" office:value="129.667">
            <text:p>129.667</text:p>
          </table:table-cell>
          <table:table-cell table:style-name="ce18" office:value-type="float" office:value="2.042">
            <text:p>2.04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DSpace</text:p>
          </table:table-cell>
          <table:table-cell table:style-name="ce9" office:value-type="float" office:value="2.301">
            <text:p>2.301</text:p>
          </table:table-cell>
          <table:table-cell table:style-name="Pivot_20_Table_20_Value" office:value-type="float" office:value="129.838">
            <text:p>129.838</text:p>
          </table:table-cell>
          <table:table-cell table:style-name="ce18" office:value-type="float" office:value="1.177">
            <text:p>1.177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DSpace</text:p>
          </table:table-cell>
          <table:table-cell table:style-name="ce9" office:value-type="float" office:value="1.296">
            <text:p>1.296</text:p>
          </table:table-cell>
          <table:table-cell table:style-name="Pivot_20_Table_20_Value" office:value-type="float" office:value="126.293">
            <text:p>126.293</text:p>
          </table:table-cell>
          <table:table-cell table:style-name="ce18" office:value-type="float" office:value="1.256">
            <text:p>1.256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DSpace</text:p>
          </table:table-cell>
          <table:table-cell table:style-name="ce9" office:value-type="float" office:value="8.52">
            <text:p>8.52</text:p>
          </table:table-cell>
          <table:table-cell table:style-name="Pivot_20_Table_20_Value" office:value-type="float" office:value="236.505">
            <text:p>236.505</text:p>
          </table:table-cell>
          <table:table-cell table:style-name="ce18" office:value-type="float" office:value="5.422">
            <text:p>5.422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DSpace</text:p>
          </table:table-cell>
          <table:table-cell table:style-name="ce9" office:value-type="float" office:value="23.162">
            <text:p>23.162</text:p>
          </table:table-cell>
          <table:table-cell table:style-name="Pivot_20_Table_20_Value" office:value-type="float" office:value="224.666">
            <text:p>224.666</text:p>
          </table:table-cell>
          <table:table-cell table:style-name="ce18" office:value-type="float" office:value="3.344">
            <text:p>3.344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office:value-type="string">
            <text:p>DSpace</text:p>
          </table:table-cell>
          <table:table-cell table:style-name="ce9" office:value-type="float" office:value="14.455">
            <text:p>14.455</text:p>
          </table:table-cell>
          <table:table-cell table:style-name="Pivot_20_Table_20_Value" office:value-type="float" office:value="205.289">
            <text:p>205.289</text:p>
          </table:table-cell>
          <table:table-cell table:style-name="ce18" office:value-type="float" office:value="4.714">
            <text:p>4.71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string">
            <text:p>DSpace</text:p>
          </table:table-cell>
          <table:table-cell table:style-name="ce9" office:value-type="float" office:value="4.436">
            <text:p>4.436</text:p>
          </table:table-cell>
          <table:table-cell table:style-name="Pivot_20_Table_20_Value" office:value-type="float" office:value="189.994">
            <text:p>189.994</text:p>
          </table:table-cell>
          <table:table-cell table:style-name="ce18" office:value-type="float" office:value="5.91">
            <text:p>5.91</text:p>
          </table:table-cell>
        </table:table-row>
        <table:table-row table:style-name="ro1">
          <table:table-cell office:value-type="float" office:value="51200">
            <text:p>51200</text:p>
          </table:table-cell>
          <table:table-cell office:value-type="string">
            <text:p>DSpace</text:p>
          </table:table-cell>
          <table:table-cell table:style-name="ce9" office:value-type="float" office:value="7.642">
            <text:p>7.642</text:p>
          </table:table-cell>
          <table:table-cell table:style-name="Pivot_20_Table_20_Value" office:value-type="float" office:value="201.199">
            <text:p>201.199</text:p>
          </table:table-cell>
          <table:table-cell table:style-name="ce18" office:value-type="float" office:value="5.984">
            <text:p>5.984</text:p>
          </table:table-cell>
        </table:table-row>
        <table:table-row table:style-name="ro1">
          <table:table-cell office:value-type="float" office:value="102400">
            <text:p>102400</text:p>
          </table:table-cell>
          <table:table-cell office:value-type="string">
            <text:p>DSpace</text:p>
          </table:table-cell>
          <table:table-cell table:style-name="ce9" office:value-type="float" office:value="6.473">
            <text:p>6.473</text:p>
          </table:table-cell>
          <table:table-cell table:style-name="Pivot_20_Table_20_Value" office:value-type="float" office:value="185.536">
            <text:p>185.536</text:p>
          </table:table-cell>
          <table:table-cell table:style-name="ce18" office:value-type="float" office:value="5.487">
            <text:p>5.487</text:p>
          </table:table-cell>
        </table:table-row>
        <table:table-row table:style-name="ro1">
          <table:table-cell office:value-type="float" office:value="204800">
            <text:p>204800</text:p>
          </table:table-cell>
          <table:table-cell office:value-type="string">
            <text:p>DSpace</text:p>
          </table:table-cell>
          <table:table-cell table:style-name="ce10" office:value-type="float" office:value="1.641">
            <text:p>1.641</text:p>
          </table:table-cell>
          <table:table-cell table:style-name="ce14" office:value-type="float" office:value="218.283">
            <text:p>218.283</text:p>
          </table:table-cell>
          <table:table-cell table:style-name="ce19" office:value-type="float" office:value="1.421">
            <text:p>1.4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ileRepo</text:p>
          </table:table-cell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FileRepo</text:p>
          </table:table-cell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FileRepo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FileRepo</text:p>
          </table:table-cell>
          <table:table-cell office:value-type="float" office:value="170">
            <text:p>170</text:p>
          </table:table-cell>
          <table:table-cell office:value-type="float" office:value="4120">
            <text:p>41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FileRepo</text:p>
          </table:table-cell>
          <table:table-cell office:value-type="float" office:value="390">
            <text:p>390</text:p>
          </table:table-cell>
          <table:table-cell office:value-type="float" office:value="5410">
            <text:p>54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FileRepo</text:p>
          </table:table-cell>
          <table:table-cell office:value-type="float" office:value="770">
            <text:p>770</text:p>
          </table:table-cell>
          <table:table-cell office:value-type="float" office:value="5940">
            <text:p>59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FileRepo</text:p>
          </table:table-cell>
          <table:table-cell office:value-type="float" office:value="1530">
            <text:p>1530</text:p>
          </table:table-cell>
          <table:table-cell office:value-type="float" office:value="6730">
            <text:p>67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office:value-type="string">
            <text:p>FileRepo</text:p>
          </table:table-cell>
          <table:table-cell office:value-type="float" office:value="3090">
            <text:p>3090</text:p>
          </table:table-cell>
          <table:table-cell office:value-type="float" office:value="8370">
            <text:p>837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string">
            <text:p>FileRepo</text:p>
          </table:table-cell>
          <table:table-cell office:value-type="float" office:value="6250">
            <text:p>6250</text:p>
          </table:table-cell>
          <table:table-cell office:value-type="float" office:value="11680">
            <text:p>1168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1200">
            <text:p>51200</text:p>
          </table:table-cell>
          <table:table-cell office:value-type="string">
            <text:p>FileRepo</text:p>
          </table:table-cell>
          <table:table-cell office:value-type="float" office:value="13380">
            <text:p>13380</text:p>
          </table:table-cell>
          <table:table-cell office:value-type="float" office:value="18900">
            <text:p>1890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02400">
            <text:p>102400</text:p>
          </table:table-cell>
          <table:table-cell office:value-type="string">
            <text:p>FileRepo</text:p>
          </table:table-cell>
          <table:table-cell office:value-type="float" office:value="28460">
            <text:p>28460</text:p>
          </table:table-cell>
          <table:table-cell office:value-type="float" office:value="33460">
            <text:p>33460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204800">
            <text:p>204800</text:p>
          </table:table-cell>
          <table:table-cell office:value-type="string">
            <text:p>FileRepo</text:p>
          </table:table-cell>
          <table:table-cell office:value-type="float" office:value="61860">
            <text:p>61860</text:p>
          </table:table-cell>
          <table:table-cell office:value-type="float" office:value="66950">
            <text:p>66950</text:p>
          </table:table-cell>
          <table:table-cell office:value-type="float" office:value="990">
            <text:p>990</text:p>
          </table:table-cell>
        </table:table-row>
      </table:table>
      <table:table table:name="Sheet7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row table:style-name="ro1">
          <table:table-cell table:number-columns-repeated="9"/>
          <table:table-cell office:value-type="string">
            <text:p>Time(ms)</text:p>
          </table:table-cell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3]); LEN(TRIM([.C3]))-12))" office:value-type="float" office:value="127.141">
            <text:p>127.14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7.141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5]); LEN(TRIM([.C5]))-12))" office:value-type="float" office:value="1.294">
            <text:p>1.29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294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7]); LEN(TRIM([.C7]))-12))" office:value-type="float" office:value="1.142">
            <text:p>1.14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142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2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9]); LEN(TRIM([.C9]))-12))" office:value-type="float" office:value="122.004">
            <text:p>122.00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2.004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2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11]); LEN(TRIM([.C11]))-12))" office:value-type="float" office:value="1.827">
            <text:p>1.82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827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2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13]); LEN(TRIM([.C13]))-12))" office:value-type="float" office:value="1.993">
            <text:p>1.99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993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3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15]); LEN(TRIM([.C15]))-12))" office:value-type="float" office:value="127.712">
            <text:p>127.71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7.712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3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17]); LEN(TRIM([.C17]))-12))" office:value-type="float" office:value="2.288">
            <text:p>2.28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288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3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19]); LEN(TRIM([.C19]))-12))" office:value-type="float" office:value="2.033">
            <text:p>2.03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033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4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21]); LEN(TRIM([.C21]))-12))" office:value-type="float" office:value="126.763">
            <text:p>126.76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6.763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4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23]); LEN(TRIM([.C23]))-12))" office:value-type="float" office:value="2.499">
            <text:p>2.49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499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4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25]); LEN(TRIM([.C25]))-12))" office:value-type="float" office:value="2.034">
            <text:p>2.03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034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5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27]); LEN(TRIM([.C27]))-12))" office:value-type="float" office:value="127.294">
            <text:p>127.29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7.294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5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29]); LEN(TRIM([.C29]))-12))" office:value-type="float" office:value="1.433">
            <text:p>1.43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433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5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31]); LEN(TRIM([.C31]))-12))" office:value-type="float" office:value="1.236">
            <text:p>1.236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236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6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33]); LEN(TRIM([.C33]))-12))" office:value-type="float" office:value="167.548">
            <text:p>167.54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67.548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6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35]); LEN(TRIM([.C35]))-12))" office:value-type="float" office:value="2.368">
            <text:p>2.36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368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6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37]); LEN(TRIM([.C37]))-12))" office:value-type="float" office:value="2.152">
            <text:p>2.15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152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7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39]); LEN(TRIM([.C39]))-12))" office:value-type="float" office:value="123.483">
            <text:p>123.48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3.483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7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41]); LEN(TRIM([.C41]))-12))" office:value-type="float" office:value="1.502">
            <text:p>1.50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502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7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43]); LEN(TRIM([.C43]))-12))" office:value-type="float" office:value="1.278">
            <text:p>1.27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278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8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45]); LEN(TRIM([.C45]))-12))" office:value-type="float" office:value="159.372">
            <text:p>159.37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59.372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8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47]); LEN(TRIM([.C47]))-12))" office:value-type="float" office:value="1.938">
            <text:p>1.938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938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8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49]); LEN(TRIM([.C49]))-12))" office:value-type="float" office:value="1.224">
            <text:p>1.22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224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9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51]); LEN(TRIM([.C51]))-12))" office:value-type="float" office:value="127.562">
            <text:p>127.56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7.562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9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53]); LEN(TRIM([.C53]))-12))" office:value-type="float" office:value="1.299">
            <text:p>1.29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299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9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55]); LEN(TRIM([.C55]))-12))" office:value-type="float" office:value="1.219">
            <text:p>1.219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219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0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57]); LEN(TRIM([.C57]))-12))" office:value-type="float" office:value="125.557">
            <text:p>125.557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5.557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0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59]); LEN(TRIM([.C59]))-12))" office:value-type="float" office:value="2.52">
            <text:p>2.5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520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0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61]); LEN(TRIM([.C61]))-12))" office:value-type="float" office:value="2.083">
            <text:p>2.083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083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1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63]); LEN(TRIM([.C63]))-12))" office:value-type="float" office:value="123.945">
            <text:p>123.94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23.945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1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65]); LEN(TRIM([.C65]))-12))" office:value-type="float" office:value="1.335">
            <text:p>1.335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335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1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67]); LEN(TRIM([.C67]))-12))" office:value-type="float" office:value="1.201">
            <text:p>1.201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201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2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Record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69]); LEN(TRIM([.C69]))-12))" office:value-type="float" office:value="168.932">
            <text:p>168.932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68.932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2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Identifiers</text:p>
          </table:table-cell>
          <table:table-cell office:value-type="string">
            <text:p>metadataPrefix</text:p>
          </table:table-cell>
          <table:table-cell office:value-type="string">
            <text:p>oai_dc</text:p>
          </table:table-cell>
          <table:table-cell table:formula="of:=VALUE(LEFT(TRIM([.C71]); LEN(TRIM([.C71]))-12))" office:value-type="float" office:value="1.856">
            <text:p>1.856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1.856 [ms] (mean)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cument Path</text:p>
          </table:table-cell>
          <table:table-cell office:value-type="string">
            <text:p><text:s text:c="10"/></text:p>
          </table:table-cell>
          <table:table-cell office:value-type="string">
            <text:p>w12</text:p>
          </table:table-cell>
          <table:table-cell office:value-type="string">
            <text:p>oai</text:p>
          </table:table-cell>
          <table:table-cell office:value-type="string">
            <text:p>request?verb</text:p>
          </table:table-cell>
          <table:table-cell office:value-type="string">
            <text:p>ListSets</text:p>
          </table:table-cell>
          <table:table-cell table:number-columns-repeated="2"/>
          <table:table-cell table:formula="of:=VALUE(LEFT(TRIM([.C73]); LEN(TRIM([.C73]))-12))" office:value-type="float" office:value="2.094">
            <text:p>2.094</text:p>
          </table:table-cell>
        </table:table-row>
        <table:table-row table:style-name="ro1">
          <table:table-cell/>
          <table:table-cell office:value-type="string">
            <text:p>Time per request</text:p>
          </table:table-cell>
          <table:table-cell office:value-type="string">
            <text:p><text:s text:c="7"/>2.094 [ms] (mean)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8" table:style-name="ta1">
        <table:table-column table:style-name="co1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27.141">
            <text:p>127.14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.294">
            <text:p>1.29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.142">
            <text:p>1.14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122.004">
            <text:p>122.00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1.827">
            <text:p>1.82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1.993">
            <text:p>1.99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127.712">
            <text:p>127.71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2.288">
            <text:p>2.28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2.033">
            <text:p>2.03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126.763">
            <text:p>126.76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2.499">
            <text:p>2.49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2.034">
            <text:p>2.03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127.294">
            <text:p>127.29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1.433">
            <text:p>1.43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1.236">
            <text:p>1.236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167.548">
            <text:p>167.54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2.368">
            <text:p>2.36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2.152">
            <text:p>2.15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123.483">
            <text:p>123.48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1.502">
            <text:p>1.50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1.278">
            <text:p>1.27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159.372">
            <text:p>159.37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1.938">
            <text:p>1.938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1.224">
            <text:p>1.224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127.562">
            <text:p>127.56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1.299">
            <text:p>1.29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1.219">
            <text:p>1.219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25.557">
            <text:p>125.557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2.52">
            <text:p>2.5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2.083">
            <text:p>2.083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23.945">
            <text:p>123.94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.335">
            <text:p>1.335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.201">
            <text:p>1.201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68.932">
            <text:p>168.932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.856">
            <text:p>1.856</text:p>
          </table:table-cell>
        </table:table-row>
        <table:table-row table:style-name="ro1" table:visibility="filter"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2.094">
            <text:p>2.094</text:p>
          </table:table-cell>
        </table:table-row>
        <table:table-row table:style-name="ro1" table:number-rows-repeated="104850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9" table:style-name="ta1">
        <table:table-column table:style-name="co4" table:number-columns-repeated="4" table:default-cell-style-name="Default"/>
        <table:table-row table:style-name="ro1">
          <table:table-cell table:number-columns-repeated="2"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Time(ms)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2];[Lookup.$A$1:.$B$16]; 2; 0)" office:value-type="float" office:value="100">
            <text:p>100</text:p>
          </table:table-cell>
          <table:table-cell office:value-type="string">
            <text:p>ListRecords</text:p>
          </table:table-cell>
          <table:table-cell office:value-type="float" office:value="127.141">
            <text:p>127.141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3];[Lookup.$A$1:.$B$16]; 2; 0)" office:value-type="float" office:value="100">
            <text:p>100</text:p>
          </table:table-cell>
          <table:table-cell office:value-type="string">
            <text:p>ListIdentifiers</text:p>
          </table:table-cell>
          <table:table-cell office:value-type="float" office:value="1.294">
            <text:p>1.294</text:p>
          </table:table-cell>
        </table:table-row>
        <table:table-row table:style-name="ro2">
          <table:table-cell office:value-type="string">
            <text:p>w1</text:p>
          </table:table-cell>
          <table:table-cell table:formula="of:=VLOOKUP([.A4];[Lookup.$A$1:.$B$16]; 2; 0)" office:value-type="float" office:value="100">
            <text:p>100</text:p>
          </table:table-cell>
          <table:table-cell office:value-type="string">
            <text:p>ListSets</text:p>
          </table:table-cell>
          <table:table-cell office:value-type="float" office:value="1.142">
            <text:p>1.142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5];[Lookup.$A$1:.$B$16]; 2; 0)" office:value-type="float" office:value="200">
            <text:p>200</text:p>
          </table:table-cell>
          <table:table-cell office:value-type="string">
            <text:p>ListRecords</text:p>
          </table:table-cell>
          <table:table-cell office:value-type="float" office:value="122.004">
            <text:p>122.004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6];[Lookup.$A$1:.$B$16]; 2; 0)" office:value-type="float" office:value="200">
            <text:p>200</text:p>
          </table:table-cell>
          <table:table-cell office:value-type="string">
            <text:p>ListIdentifiers</text:p>
          </table:table-cell>
          <table:table-cell office:value-type="float" office:value="1.827">
            <text:p>1.827</text:p>
          </table:table-cell>
        </table:table-row>
        <table:table-row table:style-name="ro2">
          <table:table-cell office:value-type="string">
            <text:p>w2</text:p>
          </table:table-cell>
          <table:table-cell table:formula="of:=VLOOKUP([.A7];[Lookup.$A$1:.$B$16]; 2; 0)" office:value-type="float" office:value="200">
            <text:p>200</text:p>
          </table:table-cell>
          <table:table-cell office:value-type="string">
            <text:p>ListSets</text:p>
          </table:table-cell>
          <table:table-cell office:value-type="float" office:value="1.993">
            <text:p>1.993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8];[Lookup.$A$1:.$B$16]; 2; 0)" office:value-type="float" office:value="400">
            <text:p>400</text:p>
          </table:table-cell>
          <table:table-cell office:value-type="string">
            <text:p>ListRecords</text:p>
          </table:table-cell>
          <table:table-cell office:value-type="float" office:value="127.712">
            <text:p>127.712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9];[Lookup.$A$1:.$B$16]; 2; 0)" office:value-type="float" office:value="400">
            <text:p>400</text:p>
          </table:table-cell>
          <table:table-cell office:value-type="string">
            <text:p>ListIdentifiers</text:p>
          </table:table-cell>
          <table:table-cell office:value-type="float" office:value="2.288">
            <text:p>2.288</text:p>
          </table:table-cell>
        </table:table-row>
        <table:table-row table:style-name="ro2">
          <table:table-cell office:value-type="string">
            <text:p>w3</text:p>
          </table:table-cell>
          <table:table-cell table:formula="of:=VLOOKUP([.A10];[Lookup.$A$1:.$B$16]; 2; 0)" office:value-type="float" office:value="400">
            <text:p>400</text:p>
          </table:table-cell>
          <table:table-cell office:value-type="string">
            <text:p>ListSets</text:p>
          </table:table-cell>
          <table:table-cell office:value-type="float" office:value="2.033">
            <text:p>2.033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1];[Lookup.$A$1:.$B$16]; 2; 0)" office:value-type="float" office:value="800">
            <text:p>800</text:p>
          </table:table-cell>
          <table:table-cell office:value-type="string">
            <text:p>ListRecords</text:p>
          </table:table-cell>
          <table:table-cell office:value-type="float" office:value="126.763">
            <text:p>126.763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2];[Lookup.$A$1:.$B$16]; 2; 0)" office:value-type="float" office:value="800">
            <text:p>800</text:p>
          </table:table-cell>
          <table:table-cell office:value-type="string">
            <text:p>ListIdentifiers</text:p>
          </table:table-cell>
          <table:table-cell office:value-type="float" office:value="2.499">
            <text:p>2.499</text:p>
          </table:table-cell>
        </table:table-row>
        <table:table-row table:style-name="ro2">
          <table:table-cell office:value-type="string">
            <text:p>w4</text:p>
          </table:table-cell>
          <table:table-cell table:formula="of:=VLOOKUP([.A13];[Lookup.$A$1:.$B$16]; 2; 0)" office:value-type="float" office:value="800">
            <text:p>800</text:p>
          </table:table-cell>
          <table:table-cell office:value-type="string">
            <text:p>ListSets</text:p>
          </table:table-cell>
          <table:table-cell office:value-type="float" office:value="2.034">
            <text:p>2.034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4];[Lookup.$A$1:.$B$16]; 2; 0)" office:value-type="float" office:value="1600">
            <text:p>1600</text:p>
          </table:table-cell>
          <table:table-cell office:value-type="string">
            <text:p>ListRecords</text:p>
          </table:table-cell>
          <table:table-cell office:value-type="float" office:value="127.294">
            <text:p>127.294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5];[Lookup.$A$1:.$B$16]; 2; 0)" office:value-type="float" office:value="1600">
            <text:p>1600</text:p>
          </table:table-cell>
          <table:table-cell office:value-type="string">
            <text:p>ListIdentifiers</text:p>
          </table:table-cell>
          <table:table-cell office:value-type="float" office:value="1.433">
            <text:p>1.433</text:p>
          </table:table-cell>
        </table:table-row>
        <table:table-row table:style-name="ro2">
          <table:table-cell office:value-type="string">
            <text:p>w5</text:p>
          </table:table-cell>
          <table:table-cell table:formula="of:=VLOOKUP([.A16];[Lookup.$A$1:.$B$16]; 2; 0)" office:value-type="float" office:value="1600">
            <text:p>1600</text:p>
          </table:table-cell>
          <table:table-cell office:value-type="string">
            <text:p>ListSets</text:p>
          </table:table-cell>
          <table:table-cell office:value-type="float" office:value="1.236">
            <text:p>1.236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7];[Lookup.$A$1:.$B$16]; 2; 0)" office:value-type="float" office:value="3200">
            <text:p>3200</text:p>
          </table:table-cell>
          <table:table-cell office:value-type="string">
            <text:p>ListRecords</text:p>
          </table:table-cell>
          <table:table-cell office:value-type="float" office:value="167.548">
            <text:p>167.548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8];[Lookup.$A$1:.$B$16]; 2; 0)" office:value-type="float" office:value="3200">
            <text:p>3200</text:p>
          </table:table-cell>
          <table:table-cell office:value-type="string">
            <text:p>ListIdentifiers</text:p>
          </table:table-cell>
          <table:table-cell office:value-type="float" office:value="2.368">
            <text:p>2.368</text:p>
          </table:table-cell>
        </table:table-row>
        <table:table-row table:style-name="ro2">
          <table:table-cell office:value-type="string">
            <text:p>w6</text:p>
          </table:table-cell>
          <table:table-cell table:formula="of:=VLOOKUP([.A19];[Lookup.$A$1:.$B$16]; 2; 0)" office:value-type="float" office:value="3200">
            <text:p>3200</text:p>
          </table:table-cell>
          <table:table-cell office:value-type="string">
            <text:p>ListSets</text:p>
          </table:table-cell>
          <table:table-cell office:value-type="float" office:value="2.152">
            <text:p>2.152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0];[Lookup.$A$1:.$B$16]; 2; 0)" office:value-type="float" office:value="6400">
            <text:p>6400</text:p>
          </table:table-cell>
          <table:table-cell office:value-type="string">
            <text:p>ListRecords</text:p>
          </table:table-cell>
          <table:table-cell office:value-type="float" office:value="123.483">
            <text:p>123.483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1];[Lookup.$A$1:.$B$16]; 2; 0)" office:value-type="float" office:value="6400">
            <text:p>6400</text:p>
          </table:table-cell>
          <table:table-cell office:value-type="string">
            <text:p>ListIdentifiers</text:p>
          </table:table-cell>
          <table:table-cell office:value-type="float" office:value="1.502">
            <text:p>1.502</text:p>
          </table:table-cell>
        </table:table-row>
        <table:table-row table:style-name="ro2">
          <table:table-cell office:value-type="string">
            <text:p>w7</text:p>
          </table:table-cell>
          <table:table-cell table:formula="of:=VLOOKUP([.A22];[Lookup.$A$1:.$B$16]; 2; 0)" office:value-type="float" office:value="6400">
            <text:p>6400</text:p>
          </table:table-cell>
          <table:table-cell office:value-type="string">
            <text:p>ListSets</text:p>
          </table:table-cell>
          <table:table-cell office:value-type="float" office:value="1.278">
            <text:p>1.278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3];[Lookup.$A$1:.$B$16]; 2; 0)" office:value-type="float" office:value="12800">
            <text:p>12800</text:p>
          </table:table-cell>
          <table:table-cell office:value-type="string">
            <text:p>ListRecords</text:p>
          </table:table-cell>
          <table:table-cell office:value-type="float" office:value="159.372">
            <text:p>159.372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4];[Lookup.$A$1:.$B$16]; 2; 0)" office:value-type="float" office:value="12800">
            <text:p>12800</text:p>
          </table:table-cell>
          <table:table-cell office:value-type="string">
            <text:p>ListIdentifiers</text:p>
          </table:table-cell>
          <table:table-cell office:value-type="float" office:value="1.938">
            <text:p>1.938</text:p>
          </table:table-cell>
        </table:table-row>
        <table:table-row table:style-name="ro2">
          <table:table-cell office:value-type="string">
            <text:p>w8</text:p>
          </table:table-cell>
          <table:table-cell table:formula="of:=VLOOKUP([.A25];[Lookup.$A$1:.$B$16]; 2; 0)" office:value-type="float" office:value="12800">
            <text:p>12800</text:p>
          </table:table-cell>
          <table:table-cell office:value-type="string">
            <text:p>ListSets</text:p>
          </table:table-cell>
          <table:table-cell office:value-type="float" office:value="1.224">
            <text:p>1.224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6];[Lookup.$A$1:.$B$16]; 2; 0)" office:value-type="float" office:value="25600">
            <text:p>25600</text:p>
          </table:table-cell>
          <table:table-cell office:value-type="string">
            <text:p>ListRecords</text:p>
          </table:table-cell>
          <table:table-cell office:value-type="float" office:value="127.562">
            <text:p>127.562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7];[Lookup.$A$1:.$B$16]; 2; 0)" office:value-type="float" office:value="25600">
            <text:p>25600</text:p>
          </table:table-cell>
          <table:table-cell office:value-type="string">
            <text:p>ListIdentifiers</text:p>
          </table:table-cell>
          <table:table-cell office:value-type="float" office:value="1.299">
            <text:p>1.299</text:p>
          </table:table-cell>
        </table:table-row>
        <table:table-row table:style-name="ro2">
          <table:table-cell office:value-type="string">
            <text:p>w9</text:p>
          </table:table-cell>
          <table:table-cell table:formula="of:=VLOOKUP([.A28];[Lookup.$A$1:.$B$16]; 2; 0)" office:value-type="float" office:value="25600">
            <text:p>25600</text:p>
          </table:table-cell>
          <table:table-cell office:value-type="string">
            <text:p>ListSets</text:p>
          </table:table-cell>
          <table:table-cell office:value-type="float" office:value="1.219">
            <text:p>1.219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29];[Lookup.$A$1:.$B$16]; 2; 0)" office:value-type="float" office:value="51200">
            <text:p>51200</text:p>
          </table:table-cell>
          <table:table-cell office:value-type="string">
            <text:p>ListRecords</text:p>
          </table:table-cell>
          <table:table-cell office:value-type="float" office:value="125.557">
            <text:p>125.557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30];[Lookup.$A$1:.$B$16]; 2; 0)" office:value-type="float" office:value="51200">
            <text:p>51200</text:p>
          </table:table-cell>
          <table:table-cell office:value-type="string">
            <text:p>ListIdentifiers</text:p>
          </table:table-cell>
          <table:table-cell office:value-type="float" office:value="2.52">
            <text:p>2.52</text:p>
          </table:table-cell>
        </table:table-row>
        <table:table-row table:style-name="ro2">
          <table:table-cell office:value-type="string">
            <text:p>w10</text:p>
          </table:table-cell>
          <table:table-cell table:formula="of:=VLOOKUP([.A31];[Lookup.$A$1:.$B$16]; 2; 0)" office:value-type="float" office:value="51200">
            <text:p>51200</text:p>
          </table:table-cell>
          <table:table-cell office:value-type="string">
            <text:p>ListSets</text:p>
          </table:table-cell>
          <table:table-cell office:value-type="float" office:value="2.083">
            <text:p>2.083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2];[Lookup.$A$1:.$B$16]; 2; 0)" office:value-type="float" office:value="102400">
            <text:p>102400</text:p>
          </table:table-cell>
          <table:table-cell office:value-type="string">
            <text:p>ListRecords</text:p>
          </table:table-cell>
          <table:table-cell office:value-type="float" office:value="123.945">
            <text:p>123.945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3];[Lookup.$A$1:.$B$16]; 2; 0)" office:value-type="float" office:value="102400">
            <text:p>102400</text:p>
          </table:table-cell>
          <table:table-cell office:value-type="string">
            <text:p>ListIdentifiers</text:p>
          </table:table-cell>
          <table:table-cell office:value-type="float" office:value="1.335">
            <text:p>1.335</text:p>
          </table:table-cell>
        </table:table-row>
        <table:table-row table:style-name="ro2">
          <table:table-cell office:value-type="string">
            <text:p>w11</text:p>
          </table:table-cell>
          <table:table-cell table:formula="of:=VLOOKUP([.A34];[Lookup.$A$1:.$B$16]; 2; 0)" office:value-type="float" office:value="102400">
            <text:p>102400</text:p>
          </table:table-cell>
          <table:table-cell office:value-type="string">
            <text:p>ListSets</text:p>
          </table:table-cell>
          <table:table-cell office:value-type="float" office:value="1.201">
            <text:p>1.201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5];[Lookup.$A$1:.$B$16]; 2; 0)" office:value-type="float" office:value="204800">
            <text:p>204800</text:p>
          </table:table-cell>
          <table:table-cell office:value-type="string">
            <text:p>ListRecords</text:p>
          </table:table-cell>
          <table:table-cell office:value-type="float" office:value="168.932">
            <text:p>168.932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6];[Lookup.$A$1:.$B$16]; 2; 0)" office:value-type="float" office:value="204800">
            <text:p>204800</text:p>
          </table:table-cell>
          <table:table-cell office:value-type="string">
            <text:p>ListIdentifiers</text:p>
          </table:table-cell>
          <table:table-cell office:value-type="float" office:value="1.856">
            <text:p>1.856</text:p>
          </table:table-cell>
        </table:table-row>
        <table:table-row table:style-name="ro2">
          <table:table-cell office:value-type="string">
            <text:p>w12</text:p>
          </table:table-cell>
          <table:table-cell table:formula="of:=VLOOKUP([.A37];[Lookup.$A$1:.$B$16]; 2; 0)" office:value-type="float" office:value="204800">
            <text:p>204800</text:p>
          </table:table-cell>
          <table:table-cell office:value-type="string">
            <text:p>ListSets</text:p>
          </table:table-cell>
          <table:table-cell office:value-type="float" office:value="2.094">
            <text:p>2.094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ivot Table_Sheet9_1" table:style-name="ta1">
        <table:table-column table:style-name="co17" table:default-cell-style-name="ce4"/>
        <table:table-column table:style-name="co7" table:default-cell-style-name="ce9"/>
        <table:table-column table:style-name="co8" table:default-cell-style-name="Pivot_20_Table_20_Value"/>
        <table:table-column table:style-name="co9" table:default-cell-style-name="ce18"/>
        <table:table-row table:style-name="ro3" table:number-rows-repeated="2">
          <table:table-cell table:style-name="Default" table:number-columns-repeated="4"/>
        </table:table-row>
        <table:table-row table:style-name="ro3">
          <table:table-cell table:style-name="ce1" office:value-type="string">
            <text:p>Sum - Time(ms)</text:p>
          </table:table-cell>
          <table:table-cell table:style-name="ce6" office:value-type="string">
            <text:p>Verb</text:p>
          </table:table-cell>
          <table:table-cell table:style-name="ce11"/>
          <table:table-cell table:style-name="ce15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8" office:value-type="float" office:value="1.294">
            <text:p>1.294</text:p>
          </table:table-cell>
          <table:table-cell table:style-name="ce13" office:value-type="float" office:value="127.141">
            <text:p>127.141</text:p>
          </table:table-cell>
          <table:table-cell table:style-name="ce17" office:value-type="float" office:value="1.142">
            <text:p>1.142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1.827">
            <text:p>1.827</text:p>
          </table:table-cell>
          <table:table-cell office:value-type="float" office:value="122.004">
            <text:p>122.004</text:p>
          </table:table-cell>
          <table:table-cell office:value-type="float" office:value="1.993">
            <text:p>1.993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2.288">
            <text:p>2.288</text:p>
          </table:table-cell>
          <table:table-cell office:value-type="float" office:value="127.712">
            <text:p>127.712</text:p>
          </table:table-cell>
          <table:table-cell office:value-type="float" office:value="2.033">
            <text:p>2.033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2.499">
            <text:p>2.499</text:p>
          </table:table-cell>
          <table:table-cell office:value-type="float" office:value="126.763">
            <text:p>126.763</text:p>
          </table:table-cell>
          <table:table-cell office:value-type="float" office:value="2.034">
            <text:p>2.034</text:p>
          </table:table-cell>
        </table:table-row>
        <table:table-row table:style-name="ro3">
          <table:table-cell office:value-type="float" office:value="1600">
            <text:p>1600</text:p>
          </table:table-cell>
          <table:table-cell office:value-type="float" office:value="1.433">
            <text:p>1.433</text:p>
          </table:table-cell>
          <table:table-cell office:value-type="float" office:value="127.294">
            <text:p>127.294</text:p>
          </table:table-cell>
          <table:table-cell office:value-type="float" office:value="1.236">
            <text:p>1.236</text:p>
          </table:table-cell>
        </table:table-row>
        <table:table-row table:style-name="ro3">
          <table:table-cell office:value-type="float" office:value="3200">
            <text:p>3200</text:p>
          </table:table-cell>
          <table:table-cell office:value-type="float" office:value="2.368">
            <text:p>2.368</text:p>
          </table:table-cell>
          <table:table-cell office:value-type="float" office:value="167.548">
            <text:p>167.548</text:p>
          </table:table-cell>
          <table:table-cell office:value-type="float" office:value="2.152">
            <text:p>2.152</text:p>
          </table:table-cell>
        </table:table-row>
        <table:table-row table:style-name="ro3">
          <table:table-cell office:value-type="float" office:value="6400">
            <text:p>6400</text:p>
          </table:table-cell>
          <table:table-cell office:value-type="float" office:value="1.502">
            <text:p>1.502</text:p>
          </table:table-cell>
          <table:table-cell office:value-type="float" office:value="123.483">
            <text:p>123.483</text:p>
          </table:table-cell>
          <table:table-cell office:value-type="float" office:value="1.278">
            <text:p>1.278</text:p>
          </table:table-cell>
        </table:table-row>
        <table:table-row table:style-name="ro3">
          <table:table-cell office:value-type="float" office:value="12800">
            <text:p>12800</text:p>
          </table:table-cell>
          <table:table-cell office:value-type="float" office:value="1.938">
            <text:p>1.938</text:p>
          </table:table-cell>
          <table:table-cell office:value-type="float" office:value="159.372">
            <text:p>159.372</text:p>
          </table:table-cell>
          <table:table-cell office:value-type="float" office:value="1.224">
            <text:p>1.224</text:p>
          </table:table-cell>
        </table:table-row>
        <table:table-row table:style-name="ro3">
          <table:table-cell office:value-type="float" office:value="25600">
            <text:p>25600</text:p>
          </table:table-cell>
          <table:table-cell office:value-type="float" office:value="1.299">
            <text:p>1.299</text:p>
          </table:table-cell>
          <table:table-cell office:value-type="float" office:value="127.562">
            <text:p>127.562</text:p>
          </table:table-cell>
          <table:table-cell office:value-type="float" office:value="1.219">
            <text:p>1.219</text:p>
          </table:table-cell>
        </table:table-row>
        <table:table-row table:style-name="ro3">
          <table:table-cell office:value-type="float" office:value="51200">
            <text:p>51200</text:p>
          </table:table-cell>
          <table:table-cell office:value-type="float" office:value="2.52">
            <text:p>2.52</text:p>
          </table:table-cell>
          <table:table-cell office:value-type="float" office:value="125.557">
            <text:p>125.557</text:p>
          </table:table-cell>
          <table:table-cell office:value-type="float" office:value="2.083">
            <text:p>2.083</text:p>
          </table:table-cell>
        </table:table-row>
        <table:table-row table:style-name="ro3">
          <table:table-cell office:value-type="float" office:value="102400">
            <text:p>102400</text:p>
          </table:table-cell>
          <table:table-cell office:value-type="float" office:value="1.335">
            <text:p>1.335</text:p>
          </table:table-cell>
          <table:table-cell office:value-type="float" office:value="123.945">
            <text:p>123.945</text:p>
          </table:table-cell>
          <table:table-cell office:value-type="float" office:value="1.201">
            <text:p>1.201</text:p>
          </table:table-cell>
        </table:table-row>
        <table:table-row table:style-name="ro3">
          <table:table-cell table:style-name="ce5" office:value-type="float" office:value="204800">
            <text:p>204800</text:p>
          </table:table-cell>
          <table:table-cell table:style-name="ce10" office:value-type="float" office:value="1.856">
            <text:p>1.856</text:p>
          </table:table-cell>
          <table:table-cell table:style-name="ce14" office:value-type="float" office:value="168.932">
            <text:p>168.932</text:p>
          </table:table-cell>
          <table:table-cell table:style-name="ce19" office:value-type="float" office:value="2.094">
            <text:p>2.094</text:p>
          </table:table-cell>
        </table:table-row>
        <table:table-row table:style-name="ro3"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table:formula="of:=AVERAGE([.B5:.B16])" office:value-type="float" office:value="1.84658333333333">
            <text:p>1.8465833333</text:p>
          </table:table-cell>
          <table:table-cell table:style-name="Default" table:formula="of:=AVERAGE([.C5:.C16])" office:value-type="float" office:value="135.609416666667">
            <text:p>135.6094166667</text:p>
          </table:table-cell>
          <table:table-cell table:style-name="Default" table:formula="of:=AVERAGE([.D5:.D16])" office:value-type="float" office:value="1.64075">
            <text:p>1.64075</text:p>
          </table:table-cell>
        </table:table-row>
      </table:table>
      <table:named-expressions/>
      <table:database-ranges>
        <table:database-range table:name="__Anonymous_Sheet_DB__1" table:target-range-address="'Refined A'.A1:'Refined A'.C72" table:display-filter-buttons="true" table:orientation="column">
          <table:filter>
            <table:filter-or>
              <table:filter-condition table:field-number="0" table:data-type="number" table:value="67" table:operator="="/>
            </table:filter-or>
          </table:filter>
        </table:database-range>
        <table:database-range table:name="__Anonymous_Sheet_DB__7" table:target-range-address="Sheet8.A1:Sheet8.C72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Refined B_1'.A3:'Pivot Table_Refined B_1'.D16" table:buttons="'Pivot Table_Refined B_1'.A4 'Pivot Table_Refined B_1'.B3" table:grand-total="none" table:show-filter-button="false" table:drill-down-on-double-click="false">
          <table:source-cell-range table:cell-range-address="'Refined B'.B1:'Refined B'.D37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yload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400" table:display="true" table:show-details="true"/>
                <table:data-pilot-member table:name="800" table:display="true" table:show-details="true"/>
                <table:data-pilot-member table:name="1600" table:display="true" table:show-details="true"/>
                <table:data-pilot-member table:name="3200" table:display="true" table:show-details="true"/>
                <table:data-pilot-member table:name="6400" table:display="true" table:show-details="true"/>
                <table:data-pilot-member table:name="12800" table:display="true" table:show-details="true"/>
                <table:data-pilot-member table:name="25600" table:display="true" table:show-details="true"/>
                <table:data-pilot-member table:name="51200" table:display="true" table:show-details="true"/>
                <table:data-pilot-member table:name="102400" table:display="true" table:show-details="true"/>
                <table:data-pilot-member table:name="2048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(ms)" table:orientation="data" table:used-hierarchy="0" table:function="sum">
            <table:data-pilot-level table:show-empty="false">
              <table:data-pilot-members>
                <table:data-pilot-member table:name="1.173" table:display="true" table:show-details="true"/>
                <table:data-pilot-member table:name="2.298" table:display="true" table:show-details="true"/>
                <table:data-pilot-member table:name="10.465" table:display="true" table:show-details="true"/>
                <table:data-pilot-member table:name="10.655" table:display="true" table:show-details="true"/>
                <table:data-pilot-member table:name="11.632" table:display="true" table:show-details="true"/>
                <table:data-pilot-member table:name="14.083" table:display="true" table:show-details="true"/>
                <table:data-pilot-member table:name="15.539" table:display="true" table:show-details="true"/>
                <table:data-pilot-member table:name="16.139" table:display="true" table:show-details="true"/>
                <table:data-pilot-member table:name="18.197" table:display="true" table:show-details="true"/>
                <table:data-pilot-member table:name="18.79" table:display="true" table:show-details="true"/>
                <table:data-pilot-member table:name="18.934" table:display="true" table:show-details="true"/>
                <table:data-pilot-member table:name="19.377" table:display="true" table:show-details="true"/>
                <table:data-pilot-member table:name="19.492" table:display="true" table:show-details="true"/>
                <table:data-pilot-member table:name="19.84" table:display="true" table:show-details="true"/>
                <table:data-pilot-member table:name="21.281" table:display="true" table:show-details="true"/>
                <table:data-pilot-member table:name="21.934" table:display="true" table:show-details="true"/>
                <table:data-pilot-member table:name="22.855" table:display="true" table:show-details="true"/>
                <table:data-pilot-member table:name="23.143" table:display="true" table:show-details="true"/>
                <table:data-pilot-member table:name="23.75" table:display="true" table:show-details="true"/>
                <table:data-pilot-member table:name="24.864" table:display="true" table:show-details="true"/>
                <table:data-pilot-member table:name="29.117" table:display="true" table:show-details="true"/>
                <table:data-pilot-member table:name="29.945" table:display="true" table:show-details="true"/>
                <table:data-pilot-member table:name="31.055" table:display="true" table:show-details="true"/>
                <table:data-pilot-member table:name="40.815" table:display="true" table:show-details="true"/>
                <table:data-pilot-member table:name="126.519" table:display="true" table:show-details="true"/>
                <table:data-pilot-member table:name="789.162" table:display="true" table:show-details="true"/>
                <table:data-pilot-member table:name="871.685" table:display="true" table:show-details="true"/>
                <table:data-pilot-member table:name="914.228" table:display="true" table:show-details="true"/>
                <table:data-pilot-member table:name="915.399" table:display="true" table:show-details="true"/>
                <table:data-pilot-member table:name="993.831" table:display="true" table:show-details="true"/>
                <table:data-pilot-member table:name="1034.241" table:display="true" table:show-details="true"/>
                <table:data-pilot-member table:name="1072.393" table:display="true" table:show-details="true"/>
                <table:data-pilot-member table:name="1127.011" table:display="true" table:show-details="true"/>
                <table:data-pilot-member table:name="1172.476" table:display="true" table:show-details="true"/>
                <table:data-pilot-member table:name="1222.289" table:display="true" table:show-details="true"/>
                <table:data-pilot-member table:name="1388.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9_1'.A3:'Pivot Table_Sheet9_1'.D16" table:buttons="'Pivot Table_Sheet9_1'.A4 'Pivot Table_Sheet9_1'.B3" table:grand-total="none" table:show-filter-button="false" table:drill-down-on-double-click="false">
          <table:source-cell-range table:cell-range-address="Sheet9.B1:Sheet9.D37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400" table:display="true" table:show-details="true"/>
                <table:data-pilot-member table:name="800" table:display="true" table:show-details="true"/>
                <table:data-pilot-member table:name="1600" table:display="true" table:show-details="true"/>
                <table:data-pilot-member table:name="3200" table:display="true" table:show-details="true"/>
                <table:data-pilot-member table:name="6400" table:display="true" table:show-details="true"/>
                <table:data-pilot-member table:name="12800" table:display="true" table:show-details="true"/>
                <table:data-pilot-member table:name="25600" table:display="true" table:show-details="true"/>
                <table:data-pilot-member table:name="51200" table:display="true" table:show-details="true"/>
                <table:data-pilot-member table:name="102400" table:display="true" table:show-details="true"/>
                <table:data-pilot-member table:name="2048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(ms)" table:orientation="data" table:used-hierarchy="0" table:function="sum">
            <table:data-pilot-level table:show-empty="false">
              <table:data-pilot-members>
                <table:data-pilot-member table:name="1.142" table:display="true" table:show-details="true"/>
                <table:data-pilot-member table:name="1.201" table:display="true" table:show-details="true"/>
                <table:data-pilot-member table:name="1.219" table:display="true" table:show-details="true"/>
                <table:data-pilot-member table:name="1.224" table:display="true" table:show-details="true"/>
                <table:data-pilot-member table:name="1.236" table:display="true" table:show-details="true"/>
                <table:data-pilot-member table:name="1.278" table:display="true" table:show-details="true"/>
                <table:data-pilot-member table:name="1.294" table:display="true" table:show-details="true"/>
                <table:data-pilot-member table:name="1.299" table:display="true" table:show-details="true"/>
                <table:data-pilot-member table:name="1.335" table:display="true" table:show-details="true"/>
                <table:data-pilot-member table:name="1.433" table:display="true" table:show-details="true"/>
                <table:data-pilot-member table:name="1.502" table:display="true" table:show-details="true"/>
                <table:data-pilot-member table:name="1.827" table:display="true" table:show-details="true"/>
                <table:data-pilot-member table:name="1.856" table:display="true" table:show-details="true"/>
                <table:data-pilot-member table:name="1.938" table:display="true" table:show-details="true"/>
                <table:data-pilot-member table:name="1.993" table:display="true" table:show-details="true"/>
                <table:data-pilot-member table:name="2.033" table:display="true" table:show-details="true"/>
                <table:data-pilot-member table:name="2.034" table:display="true" table:show-details="true"/>
                <table:data-pilot-member table:name="2.083" table:display="true" table:show-details="true"/>
                <table:data-pilot-member table:name="2.094" table:display="true" table:show-details="true"/>
                <table:data-pilot-member table:name="2.152" table:display="true" table:show-details="true"/>
                <table:data-pilot-member table:name="2.288" table:display="true" table:show-details="true"/>
                <table:data-pilot-member table:name="2.368" table:display="true" table:show-details="true"/>
                <table:data-pilot-member table:name="2.499" table:display="true" table:show-details="true"/>
                <table:data-pilot-member table:name="2.52" table:display="true" table:show-details="true"/>
                <table:data-pilot-member table:name="122.004" table:display="true" table:show-details="true"/>
                <table:data-pilot-member table:name="123.483" table:display="true" table:show-details="true"/>
                <table:data-pilot-member table:name="123.945" table:display="true" table:show-details="true"/>
                <table:data-pilot-member table:name="125.557" table:display="true" table:show-details="true"/>
                <table:data-pilot-member table:name="126.763" table:display="true" table:show-details="true"/>
                <table:data-pilot-member table:name="127.141" table:display="true" table:show-details="true"/>
                <table:data-pilot-member table:name="127.294" table:display="true" table:show-details="true"/>
                <table:data-pilot-member table:name="127.562" table:display="true" table:show-details="true"/>
                <table:data-pilot-member table:name="127.712" table:display="true" table:show-details="true"/>
                <table:data-pilot-member table:name="159.372" table:display="true" table:show-details="true"/>
                <table:data-pilot-member table:name="167.548" table:display="true" table:show-details="true"/>
                <table:data-pilot-member table:name="168.9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04T14:33:55</meta:creation-date>
    <dc:date>2013-02-05T18:35:32</dc:date>
    <dc:creator>Phiri </dc:creator>
    <meta:editing-duration>PT35M58S</meta:editing-duration>
    <meta:editing-cycles>9</meta:editing-cycles>
    <meta:generator>LibreOffice/3.5$Linux_x86 LibreOffice_project/350m1$Build-2</meta:generator>
    <meta:document-statistic meta:table-count="10" meta:cell-count="1489" meta:object-count="0"/>
  </office:meta>
</office:document-meta>
</file>